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9807"/>
    </style:style>
    <style:style style:name="P2" style:family="paragraph" style:parent-style-name="Subtitle">
      <style:paragraph-properties fo:text-align="start" style:justify-single-word="false"/>
    </style:style>
    <style:style style:name="P3" style:family="paragraph" style:parent-style-name="Subtitle">
      <style:paragraph-properties fo:text-align="start" style:justify-single-word="false" fo:break-before="page"/>
    </style:style>
    <style:style style:name="P4" style:family="paragraph" style:parent-style-name="Subtitle">
      <style:paragraph-properties fo:text-align="start" style:justify-single-word="false" fo:break-before="page"/>
      <style:text-properties officeooo:paragraph-rsid="00039807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2"/>
    <style:style style:name="P7" style:family="paragraph" style:parent-style-name="Text_20_body">
      <style:text-properties fo:language="en" fo:country="US" officeooo:rsid="00079092" officeooo:paragraph-rsid="00079092"/>
    </style:style>
    <style:style style:name="P8" style:family="paragraph" style:parent-style-name="Text_20_body">
      <style:text-properties fo:language="ru" fo:country="RU" officeooo:rsid="000490ba" officeooo:paragraph-rsid="000490ba"/>
    </style:style>
    <style:style style:name="P9" style:family="paragraph" style:parent-style-name="Text_20_body">
      <style:text-properties fo:language="ru" fo:country="RU" officeooo:rsid="00068123" officeooo:paragraph-rsid="00068123"/>
    </style:style>
    <style:style style:name="T1" style:family="text">
      <style:text-properties fo:language="en" fo:country="US" officeooo:rsid="00039807"/>
    </style:style>
    <style:style style:name="T2" style:family="text">
      <style:text-properties fo:language="en" fo:country="US" officeooo:rsid="00079092"/>
    </style:style>
    <style:style style:name="T3" style:family="text">
      <style:text-properties officeooo:rsid="00039807"/>
    </style:style>
    <style:style style:name="T4" style:family="text">
      <style:text-properties fo:language="ru" fo:country="RU" officeooo:rsid="00039807"/>
    </style:style>
    <style:style style:name="T5" style:family="text">
      <style:text-properties fo:language="ru" fo:country="RU" officeooo:rsid="00079092"/>
    </style:style>
    <style:style style:name="T6" style:family="text">
      <style:text-properties style:font-name="Liberation Sans" fo:font-size="18pt" fo:language="en" fo:country="US" officeooo:rsid="00039807" style:font-name-asian="Microsoft YaHei" style:font-size-asian="18pt" style:font-name-complex="Lucida Sans" style:font-size-complex="18pt"/>
    </style:style>
    <style:style style:name="T7" style:family="text">
      <style:text-properties officeooo:rsid="00068123"/>
    </style:style>
    <style:style style:name="T8" style:family="text">
      <style:text-properties officeooo:rsid="000790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ОБРАЗОВАТЕЛЬНОЕ УЧРЕЖДЕНИЕ ГОРОДА МОСКВЫ ДОПОЛНИТЕЛЬНОГО ПРОФЕССИОНАЛЬНОГО ОБРАЗОВАНИЯ ЦЕНТР ПРОФЕССИОНАЛЬНЫХ КВАЛИФИКАЦИЙ И СОДЕЙСТВИЯ ТРУДОУСТРОЙСТВУ «ПРОФЕССИОНАЛ»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ЯСНИТЕЛЬНАЯ ЗАПИСКА </text:p>
      <text:p text:style-name="P1">к итоговой аттестационной работе на тему </text:p>
      <text:p text:style-name="P1">«Разработка web-ресурса с использованием технологий HTML, CSS, JavaScript, jQuery» </text:p>
      <text:p text:style-name="P1">(на примере web-ресурса: _http://a0538154.xsph.ru/MyProject/index.html#_) </text:p>
      <text:p text:style-name="P1"/>
      <text:p text:style-name="P1"/>
      <text:p text:style-name="P1"/>
      <text:p text:style-name="P1">слушателя <text:span text:style-name="T4">Курашенко Ирины Борисовны</text:span> группы №: <text:span text:style-name="T3">407</text:span></text:p>
      <text:p text:style-name="P1"><text:s/>программы профессиональной переподготовки</text:p>
      <text:p text:style-name="P1"><text:s/>«Frontend разработка»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осква, 2021 </text:p>
      <text:p text:style-name="P2"><text:soft-page-break/><text:span text:style-name="T3">П</text:span>остановка задачи и план работы.</text:p>
      <text:p text:style-name="P5"/>
      <text:p text:style-name="P8">Разработанный в ходе данной работы веб ресурс представляет собой личный кабинет пользователя в системе корпоративного образования. Данное приложение должно быть масшатбируемым под <text:span text:style-name="T7">различные устройства, иметь интуитивно понятный интерфейс и быть толерантным к сбою.</text:span></text:p>
      <text:p text:style-name="P9">Приложение должно использовать копроративные шрифты и цветовую палитру согласно приложения </text:p>
      <text:p text:style-name="P9">В рамках данного проекта реалихуется ограниченная функциональность, которая позволяет пользователю войти в личный кабинет с помощью логина и пароля, подучить доступ к главной информации, просмотру видеокурса и <text:s/>регистрации его прохождения.</text:p>
      <text:p text:style-name="P9"/>
      <text:p text:style-name="P3"><text:span text:style-name="T6">O</text:span>сновная часть.</text:p>
      <text:p text:style-name="Text_20_body">Проект <text:span text:style-name="T8">создан</text:span><text:span text:style-name="T5"> на </text:span><text:span text:style-name="T2">flexbox <text:s/></text:span><text:span text:style-name="T5">и реализован с исполтзованием <text:s/></text:span><text:span text:style-name="T2">PHP</text:span></text:p>
      <text:p text:style-name="P7"/>
      <text:p text:style-name="P4"><text:span text:style-name="T1">C</text:span>писок литературы:</text:p>
      <text:list xml:id="list2754971764" text:style-name="L2">
        <text:list-item>
          <text:p text:style-name="P6"><text:a xlink:type="simple" xlink:href="http://htmlbook.ru/samhtml" text:style-name="Internet_20_link" text:visited-style-name="Visited_20_Internet_20_Link">http://htmlbook.ru/samhtml</text:a></text:p>
        </text:list-item>
        <text:list-item>
          <text:p text:style-name="P6"><text:a xlink:type="simple" xlink:href="https://learn.javascript.ru/" text:style-name="Internet_20_link" text:visited-style-name="Visited_20_Internet_20_Link">https://learn.javascript.ru/</text:a></text:p>
        </text:list-item>
        <text:list-item>
          <text:p text:style-name="P6"><text:a xlink:type="simple" xlink:href="https://tproger.ru/translations/how-css-flexbox-works/" text:style-name="Internet_20_link" text:visited-style-name="Visited_20_Internet_20_Link">https://tproger.ru/translations/how-css-flexbox-works/</text:a></text:p>
          <text:p text:style-name="P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23:27:04.505000000</meta:creation-date>
    <dc:date>2021-05-25T00:07:06.880000000</dc:date>
    <meta:editing-duration>PT18M41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4" meta:paragraph-count="19" meta:word-count="148" meta:character-count="1373" meta:non-whitespace-character-count="1234"/>
  </office:meta>
</office:document-meta>
</file>